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Combining the NBD Client and Server<text:bookmark-end text:name="combining-the-nbd-client-and-server"/></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p text:style-name="Text_20_body">TODO: Reference voltools and how it works as a fast way of formatting the mount if it becomes OSS</text:p>
      <text:h text:style-name="Heading_20_2" text:outline-level="2"><text:bookmark-start text:name="mounts"/>Mounts<text:bookmark-end text:name="mount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p text:style-name="Text_20_body">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1T21:49:47Z</meta:creation-date>
    <dc:date>2023-07-21T21:49:47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